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B98D1A3F96591C2.png" manifest:media-type="image/png"/>
  <manifest:file-entry manifest:full-path="Pictures/1000020100000780000004389C17AB819DB84C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raz2" text:anchor-type="char" svg:x="-1.427cm" svg:y="0.603cm" svg:width="27.723cm" svg:height="15.593cm" draw:z-index="0"><draw:image xlink:href="Pictures/1000020100000780000004389C17AB819DB84CB2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Obraz3" text:anchor-type="char" svg:x="-0.305cm" svg:y="0.002cm" svg:width="26.555cm" svg:height="14.937cm" draw:z-index="1"><draw:image xlink:href="Pictures/1000020100000780000004381B98D1A3F96591C2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17:45.167827573</meta:creation-date>
    <dc:date>2020-12-03T11:20:15.785548675</dc:date>
    <meta:editing-duration>PT2M32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